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telli Antiqua" fo:font-size="24pt" fo:font-weight="normal" officeooo:rsid="0019a8b7" officeooo:paragraph-rsid="0018b2e5" style:font-size-asian="24pt" style:font-weight-asian="normal" style:font-size-complex="2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hantelli Antiqua" svg:font-family="'Chantelli Antiqua'" style:font-pitch="variable"/>
    <style:font-face style:name="DejaVu Serif" svg:font-family="'DejaVu Serif'" style:font-family-generic="roman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ZA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.1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6-07-13T16:09:35.353130621</meta:creation-date>
    <dc:date>2022-11-23T13:11:11.435232661</dc:date>
    <meta:editing-duration>PT2H54M56S</meta:editing-duration>
    <meta:editing-cycles>17</meta:editing-cycles>
    <meta:generator>LibreOffice/7.3.6.2$Linux_X86_64 LibreOffice_project/c28ca90fd6e1a19e189fc16c05f8f8924961e12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